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1105DE2F31C6945A071.png" manifest:media-type="image/png"/>
  <manifest:file-entry manifest:full-path="Pictures/10000201000001E7000001B7928162A7EBF1EDF0.png" manifest:media-type="image/png"/>
  <manifest:file-entry manifest:full-path="Pictures/10000201000001C5000000FC7EF86A5A042991F6.png" manifest:media-type="image/png"/>
  <manifest:file-entry manifest:full-path="Pictures/1000020100000718000000BB4419395AABFBC4BA.png" manifest:media-type="image/png"/>
  <manifest:file-entry manifest:full-path="Pictures/10000201000007800000043855285D285763282C.png" manifest:media-type="image/png"/>
  <manifest:file-entry manifest:full-path="Pictures/1000020100000780000004382C290FDE9DB2302E.png" manifest:media-type="image/png"/>
  <manifest:file-entry manifest:full-path="Pictures/100002010000078000000438FE10A6E56D3CDCB4.png" manifest:media-type="image/png"/>
  <manifest:file-entry manifest:full-path="Pictures/1000020100000186000000E7AFEA8A332607EA00.png" manifest:media-type="image/png"/>
  <manifest:file-entry manifest:full-path="Pictures/10000201000007800000043822CC44F3DF56B4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80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9.562cm" draw:z-index="0"><draw:image xlink:href="Pictures/10000201000007800000043855285D285763282C.png" xlink:type="simple" xlink:show="embed" xlink:actuate="onLoad" loext:mime-type="image/x-vclgraphic"/></draw:frame></text:p>
      <text:p text:style-name="Standard"><draw:frame draw:style-name="fr1" draw:name="Obraz2" text:anchor-type="paragraph" svg:width="17cm" svg:height="9.562cm" draw:z-index="1"><draw:image xlink:href="Pictures/1000020100000780000004382C290FDE9DB2302E.png" xlink:type="simple" xlink:show="embed" xlink:actuate="onLoad" loext:mime-type="image/x-vclgraphic"/></draw:frame></text:p>
      <text:p text:style-name="Standard"><draw:frame draw:style-name="fr2" draw:name="Obraz3" text:anchor-type="paragraph" svg:width="17cm" svg:height="9.562cm" draw:z-index="2"><draw:image xlink:href="Pictures/100002010000078000000438FE10A6E56D3CDCB4.png" xlink:type="simple" xlink:show="embed" xlink:actuate="onLoad" loext:mime-type="image/x-vclgraphic"/></draw:frame><text:soft-page-break/></text:p>
      <text:p text:style-name="P1"><draw:frame draw:style-name="fr1" draw:name="Obraz4" text:anchor-type="paragraph" svg:width="17cm" svg:height="9.562cm" draw:z-index="3"><draw:image xlink:href="Pictures/10000201000007800000043822CC44F3DF56B494.png" xlink:type="simple" xlink:show="embed" xlink:actuate="onLoad" loext:mime-type="image/x-vclgraphic"/></draw:frame></text:p>
      <text:p text:style-name="Standard"><draw:frame draw:style-name="fr3" draw:name="Obraz5" text:anchor-type="paragraph" svg:width="10.319cm" svg:height="6.112cm" draw:z-index="4"><draw:image xlink:href="Pictures/1000020100000186000000E7AFEA8A332607EA0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Obraz6" text:anchor-type="paragraph" svg:width="11.986cm" svg:height="6.668cm" draw:z-index="5"><draw:image xlink:href="Pictures/10000201000001C5000000FC7EF86A5A042991F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raz7" text:anchor-type="paragraph" svg:width="12.885cm" svg:height="11.615cm" draw:z-index="6"><draw:image xlink:href="Pictures/10000201000001E7000001B7928162A7EBF1EDF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Obraz8" text:anchor-type="paragraph" svg:width="17cm" svg:height="1.75cm" draw:z-index="7"><draw:image xlink:href="Pictures/1000020100000718000000BB4419395AABFBC4BA.png" xlink:type="simple" xlink:show="embed" xlink:actuate="onLoad" loext:mime-type="image/x-vclgraphic"/></draw:frame></text:p>
      <text:p text:style-name="Standard"/>
      <text:p text:style-name="Standard"><draw:frame draw:style-name="fr4" draw:name="Obraz9" text:anchor-type="paragraph" svg:width="11.509cm" svg:height="7.197cm" draw:z-index="8"><draw:image xlink:href="Pictures/10000201000001B3000001105DE2F31C6945A07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7:23:34.042623446</meta:creation-date>
    <dc:date>2022-03-07T19:12:06.982227097</dc:date>
    <meta:editing-duration>PT1H38M18S</meta:editing-duration>
    <meta:editing-cycles>8</meta:editing-cycles>
    <meta:generator>LibreOffice/6.0.7.3$Linux_X86_64 LibreOffice_project/00m0$Build-3</meta:generator>
    <meta:document-statistic meta:table-count="0" meta:image-count="9" meta:object-count="0" meta:page-count="4" meta:paragraph-count="0" meta:word-count="0" meta:character-count="0" meta:non-whitespace-character-count="0"/>
  </office:meta>
</office:document-meta>
</file>